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3">
      <style:table-cell-properties fo:border="thin solid #000000" style:vertical-align="automatic" fo:background-color="#FFFFFF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35">
      <style:table-cell-properties fo:border="thin solid #000000" style:vertical-align="automatic" fo:background-color="#FFFFFF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778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688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9.8pt" style:use-optimal-row-height="true" fo:break-before="auto"/>
    </style:style>
    <style:style style:name="ro3" style:family="table-row">
      <style:table-row-properties style:row-height="138.6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揭露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row table:style-name="ro1">
          <table:table-cell office:value-type="string" table:number-columns-spanned="14" table:number-rows-spanned="1" table:style-name="ce16"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3">
            <text:p>單位：新臺幣千元，卡</text:p>
          </table:table-cell>
          <table:table-cell table:number-columns-repeated="9" table:style-name="ce4"/>
          <table:table-cell office:value-type="string" table:style-name="ce5">
            <text:p>資料月份：113 年6月</text:p>
          </table:table-cell>
          <table:table-cell table:number-columns-repeated="2" table:style-name="ce4"/>
          <table:table-cell table:style-name="ce6"/>
          <table:table-cell table:number-columns-repeated="16370"/>
        </table:table-row>
        <table:table-row table:style-name="ro3">
          <table:table-cell office:value-type="string" table:style-name="ce7">
            <text:p>金融機構名稱</text:p>
          </table:table-cell>
          <table:table-cell office:value-type="string" table:style-name="ce8">
            <text:p>流通卡數　　　</text:p>
          </table:table-cell>
          <table:table-cell office:value-type="string" table:style-name="ce8">
            <text:p>有效卡數　　　</text:p>
          </table:table-cell>
          <table:table-cell office:value-type="string" table:style-name="ce8">
            <text:p>當月發卡數　　　</text:p>
          </table:table-cell>
          <table:table-cell office:value-type="string" table:style-name="ce8">
            <text:p>當月停卡數　　　</text:p>
          </table:table-cell>
          <table:table-cell office:value-type="string" table:style-name="ce8">
            <text:p>循環信用餘額　　</text:p>
          </table:table-cell>
          <table:table-cell office:value-type="string" table:style-name="ce8">
            <text:p>未到期分期付款餘額　</text:p>
          </table:table-cell>
          <table:table-cell office:value-type="string" table:style-name="ce8">
            <text:p>當月簽帳金額　　</text:p>
          </table:table-cell>
          <table:table-cell office:value-type="string" table:style-name="ce8">
            <text:p>當月預借現金金額　　</text:p>
          </table:table-cell>
          <table:table-cell office:value-type="string" table:style-name="ce8">
            <text:p>逾期三個月以上帳款占應收帳款餘額(含催收款)之比率(%)</text:p>
          </table:table-cell>
          <table:table-cell office:value-type="string" table:style-name="ce8">
            <text:p>逾期六個月以上帳款占應收帳款餘額(含催收款)之比率(%)</text:p>
          </table:table-cell>
          <table:table-cell office:value-type="string" table:style-name="ce8">
            <text:p>備抵呆帳提足率(%)<text:s/></text:p>
          </table:table-cell>
          <table:table-cell office:value-type="string" table:style-name="ce8">
            <text:p>當月轉銷呆帳金額　<text:s/></text:p>
          </table:table-cell>
          <table:table-cell office:value-type="string" table:style-name="ce8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9">
            <table:cell-range-source table:name="HTML_1" table:last-column-spanned="14" table:last-row-spanned="18" xlink:href="Http://mis.banking.devex:81/FR/temp/43356_FR101_10.htm"/>
            <text:p>臺灣銀行</text:p>
          </table:table-cell>
          <table:table-cell office:value-type="float" office:value="263875" table:style-name="ce10">
            <text:p>263,875</text:p>
          </table:table-cell>
          <table:table-cell office:value-type="float" office:value="128189" table:style-name="ce10">
            <text:p>128,189</text:p>
          </table:table-cell>
          <table:table-cell office:value-type="float" office:value="1994" table:style-name="ce10">
            <text:p>1,994</text:p>
          </table:table-cell>
          <table:table-cell office:value-type="float" office:value="896" table:style-name="ce10">
            <text:p>896</text:p>
          </table:table-cell>
          <table:table-cell office:value-type="float" office:value="164703" table:style-name="ce10">
            <text:p>164,703</text:p>
          </table:table-cell>
          <table:table-cell office:value-type="float" office:value="160585" table:style-name="ce10">
            <text:p>160,585</text:p>
          </table:table-cell>
          <table:table-cell office:value-type="float" office:value="1703815" table:style-name="ce11">
            <text:p>1,703,815</text:p>
          </table:table-cell>
          <table:table-cell office:value-type="float" office:value="433" table:style-name="ce10">
            <text:p>433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0.03" table:style-name="ce12">
            <text:p>0.03</text:p>
          </table:table-cell>
          <table:table-cell office:value-type="float" office:value="1570.95" table:style-name="ce12">
            <text:p>1,570.95</text:p>
          </table:table-cell>
          <table:table-cell office:value-type="float" office:value="872" table:style-name="ce10">
            <text:p>872</text:p>
          </table:table-cell>
          <table:table-cell office:value-type="float" office:value="5127" table:style-name="ce10">
            <text:p>5,127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臺灣土地銀行</text:p>
          </table:table-cell>
          <table:table-cell office:value-type="float" office:value="311935" table:style-name="ce10">
            <text:p>311,935</text:p>
          </table:table-cell>
          <table:table-cell office:value-type="float" office:value="141963" table:style-name="ce10">
            <text:p>141,963</text:p>
          </table:table-cell>
          <table:table-cell office:value-type="float" office:value="1889" table:style-name="ce10">
            <text:p>1,889</text:p>
          </table:table-cell>
          <table:table-cell office:value-type="float" office:value="4044" table:style-name="ce10">
            <text:p>4,044</text:p>
          </table:table-cell>
          <table:table-cell office:value-type="float" office:value="315240" table:style-name="ce10">
            <text:p>315,240</text:p>
          </table:table-cell>
          <table:table-cell office:value-type="float" office:value="159397" table:style-name="ce10">
            <text:p>159,397</text:p>
          </table:table-cell>
          <table:table-cell office:value-type="float" office:value="1135074" table:style-name="ce11">
            <text:p>1,135,074</text:p>
          </table:table-cell>
          <table:table-cell office:value-type="float" office:value="551" table:style-name="ce10">
            <text:p>551</text:p>
          </table:table-cell>
          <table:table-cell office:value-type="float" office:value="0.27" table:style-name="ce12">
            <text:p>0.27</text:p>
          </table:table-cell>
          <table:table-cell office:value-type="float" office:value="0.26" table:style-name="ce12">
            <text:p>0.26</text:p>
          </table:table-cell>
          <table:table-cell office:value-type="float" office:value="667.43" table:style-name="ce12">
            <text:p>667.43</text:p>
          </table:table-cell>
          <table:table-cell office:value-type="float" office:value="2872" table:style-name="ce10">
            <text:p>2,872</text:p>
          </table:table-cell>
          <table:table-cell office:value-type="float" office:value="15358" table:style-name="ce10">
            <text:p>15,358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合作金庫商業銀行</text:p>
          </table:table-cell>
          <table:table-cell office:value-type="float" office:value="686937" table:style-name="ce10">
            <text:p>686,937</text:p>
          </table:table-cell>
          <table:table-cell office:value-type="float" office:value="388546" table:style-name="ce10">
            <text:p>388,546</text:p>
          </table:table-cell>
          <table:table-cell office:value-type="float" office:value="6599" table:style-name="ce10">
            <text:p>6,599</text:p>
          </table:table-cell>
          <table:table-cell office:value-type="float" office:value="14377" table:style-name="ce10">
            <text:p>14,377</text:p>
          </table:table-cell>
          <table:table-cell office:value-type="float" office:value="959974" table:style-name="ce10">
            <text:p>959,974</text:p>
          </table:table-cell>
          <table:table-cell office:value-type="float" office:value="1965254" table:style-name="ce10">
            <text:p>1,965,254</text:p>
          </table:table-cell>
          <table:table-cell office:value-type="float" office:value="9241722" table:style-name="ce11">
            <text:p>9,241,722</text:p>
          </table:table-cell>
          <table:table-cell office:value-type="float" office:value="1879" table:style-name="ce10">
            <text:p>1,879</text:p>
          </table:table-cell>
          <table:table-cell office:value-type="float" office:value="0.16" table:style-name="ce12">
            <text:p>0.16</text:p>
          </table:table-cell>
          <table:table-cell office:value-type="float" office:value="0.12" table:style-name="ce12">
            <text:p>0.12</text:p>
          </table:table-cell>
          <table:table-cell office:value-type="float" office:value="350.09" table:style-name="ce12">
            <text:p>350.09</text:p>
          </table:table-cell>
          <table:table-cell office:value-type="float" office:value="7760" table:style-name="ce10">
            <text:p>7,760</text:p>
          </table:table-cell>
          <table:table-cell office:value-type="float" office:value="36411" table:style-name="ce10">
            <text:p>36,411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第一商業銀行</text:p>
          </table:table-cell>
          <table:table-cell office:value-type="float" office:value="1528844" table:style-name="ce10">
            <text:p>1,528,844</text:p>
          </table:table-cell>
          <table:table-cell office:value-type="float" office:value="964480" table:style-name="ce10">
            <text:p>964,480</text:p>
          </table:table-cell>
          <table:table-cell office:value-type="float" office:value="12391" table:style-name="ce10">
            <text:p>12,391</text:p>
          </table:table-cell>
          <table:table-cell office:value-type="float" office:value="9292" table:style-name="ce10">
            <text:p>9,292</text:p>
          </table:table-cell>
          <table:table-cell office:value-type="float" office:value="1236261" table:style-name="ce10">
            <text:p>1,236,261</text:p>
          </table:table-cell>
          <table:table-cell office:value-type="float" office:value="3483676" table:style-name="ce10">
            <text:p>3,483,676</text:p>
          </table:table-cell>
          <table:table-cell office:value-type="float" office:value="9908725" table:style-name="ce11">
            <text:p>9,908,725</text:p>
          </table:table-cell>
          <table:table-cell office:value-type="float" office:value="6188" table:style-name="ce10">
            <text:p>6,188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766.95" table:style-name="ce12">
            <text:p>766.95</text:p>
          </table:table-cell>
          <table:table-cell office:value-type="float" office:value="7152" table:style-name="ce10">
            <text:p>7,152</text:p>
          </table:table-cell>
          <table:table-cell office:value-type="float" office:value="42560" table:style-name="ce10">
            <text:p>42,560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華南商業銀行</text:p>
          </table:table-cell>
          <table:table-cell office:value-type="float" office:value="1075853" table:style-name="ce10">
            <text:p>1,075,853</text:p>
          </table:table-cell>
          <table:table-cell office:value-type="float" office:value="843943" table:style-name="ce10">
            <text:p>843,943</text:p>
          </table:table-cell>
          <table:table-cell office:value-type="float" office:value="6871" table:style-name="ce10">
            <text:p>6,871</text:p>
          </table:table-cell>
          <table:table-cell office:value-type="float" office:value="7382" table:style-name="ce10">
            <text:p>7,382</text:p>
          </table:table-cell>
          <table:table-cell office:value-type="float" office:value="1115191" table:style-name="ce10">
            <text:p>1,115,191</text:p>
          </table:table-cell>
          <table:table-cell office:value-type="float" office:value="5379310" table:style-name="ce10">
            <text:p>5,379,310</text:p>
          </table:table-cell>
          <table:table-cell office:value-type="float" office:value="9063093" table:style-name="ce11">
            <text:p>9,063,093</text:p>
          </table:table-cell>
          <table:table-cell office:value-type="float" office:value="1384" table:style-name="ce10">
            <text:p>1,384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378.35" table:style-name="ce12">
            <text:p>378.35</text:p>
          </table:table-cell>
          <table:table-cell office:value-type="float" office:value="21946" table:style-name="ce10">
            <text:p>21,946</text:p>
          </table:table-cell>
          <table:table-cell office:value-type="float" office:value="38469" table:style-name="ce10">
            <text:p>38,469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彰化商業銀行</text:p>
          </table:table-cell>
          <table:table-cell office:value-type="float" office:value="573893" table:style-name="ce10">
            <text:p>573,893</text:p>
          </table:table-cell>
          <table:table-cell office:value-type="float" office:value="342909" table:style-name="ce10">
            <text:p>342,909</text:p>
          </table:table-cell>
          <table:table-cell office:value-type="float" office:value="10126" table:style-name="ce10">
            <text:p>10,126</text:p>
          </table:table-cell>
          <table:table-cell office:value-type="float" office:value="84263" table:style-name="ce10">
            <text:p>84,263</text:p>
          </table:table-cell>
          <table:table-cell office:value-type="float" office:value="348078" table:style-name="ce10">
            <text:p>348,078</text:p>
          </table:table-cell>
          <table:table-cell office:value-type="float" office:value="2639435" table:style-name="ce10">
            <text:p>2,639,435</text:p>
          </table:table-cell>
          <table:table-cell office:value-type="float" office:value="6073693" table:style-name="ce11">
            <text:p>6,073,693</text:p>
          </table:table-cell>
          <table:table-cell office:value-type="float" office:value="1052" table:style-name="ce10">
            <text:p>1,052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0" table:style-name="ce12">
            <text:p>0.00</text:p>
          </table:table-cell>
          <table:table-cell office:value-type="float" office:value="759" table:style-name="ce12">
            <text:p>759.00</text:p>
          </table:table-cell>
          <table:table-cell office:value-type="float" office:value="1486" table:style-name="ce10">
            <text:p>1,486</text:p>
          </table:table-cell>
          <table:table-cell office:value-type="float" office:value="10931" table:style-name="ce10">
            <text:p>10,931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上海商業儲蓄銀行</text:p>
          </table:table-cell>
          <table:table-cell office:value-type="float" office:value="389789" table:style-name="ce10">
            <text:p>389,789</text:p>
          </table:table-cell>
          <table:table-cell office:value-type="float" office:value="217625" table:style-name="ce10">
            <text:p>217,625</text:p>
          </table:table-cell>
          <table:table-cell office:value-type="float" office:value="1779" table:style-name="ce10">
            <text:p>1,779</text:p>
          </table:table-cell>
          <table:table-cell office:value-type="float" office:value="40017" table:style-name="ce10">
            <text:p>40,017</text:p>
          </table:table-cell>
          <table:table-cell office:value-type="float" office:value="636217" table:style-name="ce10">
            <text:p>636,217</text:p>
          </table:table-cell>
          <table:table-cell office:value-type="float" office:value="1968443" table:style-name="ce10">
            <text:p>1,968,443</text:p>
          </table:table-cell>
          <table:table-cell office:value-type="float" office:value="2071666" table:style-name="ce11">
            <text:p>2,071,666</text:p>
          </table:table-cell>
          <table:table-cell office:value-type="float" office:value="4317" table:style-name="ce10">
            <text:p>4,317</text:p>
          </table:table-cell>
          <table:table-cell office:value-type="float" office:value="0.2" table:style-name="ce12">
            <text:p>0.20</text:p>
          </table:table-cell>
          <table:table-cell office:value-type="float" office:value="0.15" table:style-name="ce12">
            <text:p>0.15</text:p>
          </table:table-cell>
          <table:table-cell office:value-type="float" office:value="645.82000000000005" table:style-name="ce12">
            <text:p>645.82</text:p>
          </table:table-cell>
          <table:table-cell office:value-type="float" office:value="6992" table:style-name="ce10">
            <text:p>6,992</text:p>
          </table:table-cell>
          <table:table-cell office:value-type="float" office:value="29640" table:style-name="ce10">
            <text:p>29,640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台北富邦商業銀行</text:p>
          </table:table-cell>
          <table:table-cell office:value-type="float" office:value="7440549" table:style-name="ce10">
            <text:p>7,440,549</text:p>
          </table:table-cell>
          <table:table-cell office:value-type="float" office:value="5655202" table:style-name="ce10">
            <text:p>5,655,202</text:p>
          </table:table-cell>
          <table:table-cell office:value-type="float" office:value="57789" table:style-name="ce10">
            <text:p>57,789</text:p>
          </table:table-cell>
          <table:table-cell office:value-type="float" office:value="35700" table:style-name="ce10">
            <text:p>35,700</text:p>
          </table:table-cell>
          <table:table-cell office:value-type="float" office:value="9854403" table:style-name="ce10">
            <text:p>9,854,403</text:p>
          </table:table-cell>
          <table:table-cell office:value-type="float" office:value="37576236" table:style-name="ce10">
            <text:p>37,576,236</text:p>
          </table:table-cell>
          <table:table-cell office:value-type="float" office:value="56776252" table:style-name="ce11">
            <text:p>56,776,252</text:p>
          </table:table-cell>
          <table:table-cell office:value-type="float" office:value="105826" table:style-name="ce10">
            <text:p>105,826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1038.46" table:style-name="ce12">
            <text:p>1,038.46</text:p>
          </table:table-cell>
          <table:table-cell office:value-type="float" office:value="83710" table:style-name="ce10">
            <text:p>83,710</text:p>
          </table:table-cell>
          <table:table-cell office:value-type="float" office:value="371118" table:style-name="ce10">
            <text:p>371,118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國泰世華商業銀行</text:p>
          </table:table-cell>
          <table:table-cell office:value-type="float" office:value="7340148" table:style-name="ce10">
            <text:p>7,340,148</text:p>
          </table:table-cell>
          <table:table-cell office:value-type="float" office:value="4772811" table:style-name="ce10">
            <text:p>4,772,811</text:p>
          </table:table-cell>
          <table:table-cell office:value-type="float" office:value="59478" table:style-name="ce10">
            <text:p>59,478</text:p>
          </table:table-cell>
          <table:table-cell office:value-type="float" office:value="23769" table:style-name="ce10">
            <text:p>23,769</text:p>
          </table:table-cell>
          <table:table-cell office:value-type="float" office:value="19999410" table:style-name="ce10">
            <text:p>19,999,410</text:p>
          </table:table-cell>
          <table:table-cell office:value-type="float" office:value="40989281" table:style-name="ce10">
            <text:p>40,989,281</text:p>
          </table:table-cell>
          <table:table-cell office:value-type="float" office:value="91763399" table:style-name="ce11">
            <text:p>91,763,399</text:p>
          </table:table-cell>
          <table:table-cell office:value-type="float" office:value="201957" table:style-name="ce10">
            <text:p>201,957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1035.1500000000001" table:style-name="ce12">
            <text:p>1,035.15</text:p>
          </table:table-cell>
          <table:table-cell office:value-type="float" office:value="101759" table:style-name="ce10">
            <text:p>101,759</text:p>
          </table:table-cell>
          <table:table-cell office:value-type="float" office:value="513504" table:style-name="ce10">
            <text:p>513,504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高雄銀行</text:p>
          </table:table-cell>
          <table:table-cell office:value-type="float" office:value="9729" table:style-name="ce10">
            <text:p>9,729</text:p>
          </table:table-cell>
          <table:table-cell office:value-type="float" office:value="4257" table:style-name="ce10">
            <text:p>4,257</text:p>
          </table:table-cell>
          <table:table-cell office:value-type="float" office:value="12" table:style-name="ce10">
            <text:p>12</text:p>
          </table:table-cell>
          <table:table-cell office:value-type="float" office:value="47" table:style-name="ce10">
            <text:p>47</text:p>
          </table:table-cell>
          <table:table-cell office:value-type="float" office:value="13884" table:style-name="ce10">
            <text:p>13,884</text:p>
          </table:table-cell>
          <table:table-cell office:value-type="float" office:value="386" table:style-name="ce10">
            <text:p>386</text:p>
          </table:table-cell>
          <table:table-cell office:value-type="float" office:value="194019" table:style-name="ce11">
            <text:p>194,019</text:p>
          </table:table-cell>
          <table:table-cell office:value-type="float" office:value="25" table:style-name="ce10">
            <text:p>25</text:p>
          </table:table-cell>
          <table:table-cell office:value-type="float" office:value="0.61" table:style-name="ce12">
            <text:p>0.61</text:p>
          </table:table-cell>
          <table:table-cell office:value-type="float" office:value="0.61" table:style-name="ce12">
            <text:p>0.61</text:p>
          </table:table-cell>
          <table:table-cell office:value-type="float" office:value="169.73" table:style-name="ce12">
            <text:p>169.73</text:p>
          </table:table-cell>
          <table:table-cell office:value-type="float" office:value="27" table:style-name="ce10">
            <text:p>27</text:p>
          </table:table-cell>
          <table:table-cell office:value-type="float" office:value="329" table:style-name="ce10">
            <text:p>329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兆豐國際商業銀行</text:p>
          </table:table-cell>
          <table:table-cell office:value-type="float" office:value="1160597" table:style-name="ce10">
            <text:p>1,160,597</text:p>
          </table:table-cell>
          <table:table-cell office:value-type="float" office:value="647619" table:style-name="ce10">
            <text:p>647,619</text:p>
          </table:table-cell>
          <table:table-cell office:value-type="float" office:value="5848" table:style-name="ce10">
            <text:p>5,848</text:p>
          </table:table-cell>
          <table:table-cell office:value-type="float" office:value="6878" table:style-name="ce10">
            <text:p>6,878</text:p>
          </table:table-cell>
          <table:table-cell office:value-type="float" office:value="1689047" table:style-name="ce10">
            <text:p>1,689,047</text:p>
          </table:table-cell>
          <table:table-cell office:value-type="float" office:value="3514960" table:style-name="ce10">
            <text:p>3,514,960</text:p>
          </table:table-cell>
          <table:table-cell office:value-type="float" office:value="6926784" table:style-name="ce11">
            <text:p>6,926,784</text:p>
          </table:table-cell>
          <table:table-cell office:value-type="float" office:value="13813" table:style-name="ce10">
            <text:p>13,813</text:p>
          </table:table-cell>
          <table:table-cell office:value-type="float" office:value="0.2" table:style-name="ce12">
            <text:p>0.20</text:p>
          </table:table-cell>
          <table:table-cell office:value-type="float" office:value="0.02" table:style-name="ce12">
            <text:p>0.02</text:p>
          </table:table-cell>
          <table:table-cell office:value-type="float" office:value="559.20000000000005" table:style-name="ce12">
            <text:p>559.20</text:p>
          </table:table-cell>
          <table:table-cell office:value-type="float" office:value="10059" table:style-name="ce10">
            <text:p>10,059</text:p>
          </table:table-cell>
          <table:table-cell office:value-type="float" office:value="58589" table:style-name="ce10">
            <text:p>58,589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花旗(台灣)商業銀行</text:p>
          </table:table-cell>
          <table:table-cell office:value-type="float" office:value="20616" table:style-name="ce10">
            <text:p>20,616</text:p>
          </table:table-cell>
          <table:table-cell office:value-type="float" office:value="12748" table:style-name="ce10">
            <text:p>12,748</text:p>
          </table:table-cell>
          <table:table-cell office:value-type="float" office:value="191" table:style-name="ce10">
            <text:p>191</text:p>
          </table:table-cell>
          <table:table-cell office:value-type="float" office:value="247" table:style-name="ce10">
            <text:p>24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34810" table:style-name="ce11">
            <text:p>434,810</text:p>
          </table:table-cell>
          <table:table-cell office:value-type="float" office:value="5" table:style-name="ce10">
            <text:p>5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131.22999999999999" table:style-name="ce12">
            <text:p>131.2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臺灣中小企業銀行</text:p>
          </table:table-cell>
          <table:table-cell office:value-type="float" office:value="168623" table:style-name="ce10">
            <text:p>168,623</text:p>
          </table:table-cell>
          <table:table-cell office:value-type="float" office:value="95128" table:style-name="ce10">
            <text:p>95,128</text:p>
          </table:table-cell>
          <table:table-cell office:value-type="float" office:value="565" table:style-name="ce10">
            <text:p>565</text:p>
          </table:table-cell>
          <table:table-cell office:value-type="float" office:value="575" table:style-name="ce10">
            <text:p>575</text:p>
          </table:table-cell>
          <table:table-cell office:value-type="float" office:value="267336" table:style-name="ce10">
            <text:p>267,336</text:p>
          </table:table-cell>
          <table:table-cell office:value-type="float" office:value="224815" table:style-name="ce10">
            <text:p>224,815</text:p>
          </table:table-cell>
          <table:table-cell office:value-type="float" office:value="1300706" table:style-name="ce11">
            <text:p>1,300,706</text:p>
          </table:table-cell>
          <table:table-cell office:value-type="float" office:value="1290" table:style-name="ce10">
            <text:p>1,290</text:p>
          </table:table-cell>
          <table:table-cell office:value-type="float" office:value="0.05" table:style-name="ce12">
            <text:p>0.05</text:p>
          </table:table-cell>
          <table:table-cell office:value-type="float" office:value="0" table:style-name="ce12">
            <text:p>0.00</text:p>
          </table:table-cell>
          <table:table-cell office:value-type="float" office:value="280.61" table:style-name="ce12">
            <text:p>280.61</text:p>
          </table:table-cell>
          <table:table-cell office:value-type="float" office:value="1967" table:style-name="ce10">
            <text:p>1,967</text:p>
          </table:table-cell>
          <table:table-cell office:value-type="float" office:value="8849" table:style-name="ce10">
            <text:p>8,849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渣打國際商業銀行</text:p>
          </table:table-cell>
          <table:table-cell office:value-type="float" office:value="279790" table:style-name="ce10">
            <text:p>279,790</text:p>
          </table:table-cell>
          <table:table-cell office:value-type="float" office:value="181842" table:style-name="ce10">
            <text:p>181,842</text:p>
          </table:table-cell>
          <table:table-cell office:value-type="float" office:value="2512" table:style-name="ce10">
            <text:p>2,512</text:p>
          </table:table-cell>
          <table:table-cell office:value-type="float" office:value="3097" table:style-name="ce10">
            <text:p>3,097</text:p>
          </table:table-cell>
          <table:table-cell office:value-type="float" office:value="877160" table:style-name="ce10">
            <text:p>877,160</text:p>
          </table:table-cell>
          <table:table-cell office:value-type="float" office:value="925760" table:style-name="ce10">
            <text:p>925,760</text:p>
          </table:table-cell>
          <table:table-cell office:value-type="float" office:value="2115100" table:style-name="ce11">
            <text:p>2,115,100</text:p>
          </table:table-cell>
          <table:table-cell office:value-type="float" office:value="3029" table:style-name="ce10">
            <text:p>3,029</text:p>
          </table:table-cell>
          <table:table-cell office:value-type="float" office:value="0.32" table:style-name="ce12">
            <text:p>0.32</text:p>
          </table:table-cell>
          <table:table-cell office:value-type="float" office:value="0" table:style-name="ce12">
            <text:p>0.00</text:p>
          </table:table-cell>
          <table:table-cell office:value-type="float" office:value="320.23" table:style-name="ce12">
            <text:p>320.23</text:p>
          </table:table-cell>
          <table:table-cell office:value-type="float" office:value="5662" table:style-name="ce10">
            <text:p>5,662</text:p>
          </table:table-cell>
          <table:table-cell office:value-type="float" office:value="26242" table:style-name="ce10">
            <text:p>26,242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台中商業銀行</text:p>
          </table:table-cell>
          <table:table-cell office:value-type="float" office:value="170780" table:style-name="ce10">
            <text:p>170,780</text:p>
          </table:table-cell>
          <table:table-cell office:value-type="float" office:value="82430" table:style-name="ce10">
            <text:p>82,430</text:p>
          </table:table-cell>
          <table:table-cell office:value-type="float" office:value="1308" table:style-name="ce10">
            <text:p>1,308</text:p>
          </table:table-cell>
          <table:table-cell office:value-type="float" office:value="695" table:style-name="ce10">
            <text:p>695</text:p>
          </table:table-cell>
          <table:table-cell office:value-type="float" office:value="215186" table:style-name="ce10">
            <text:p>215,186</text:p>
          </table:table-cell>
          <table:table-cell office:value-type="float" office:value="46619" table:style-name="ce10">
            <text:p>46,619</text:p>
          </table:table-cell>
          <table:table-cell office:value-type="float" office:value="655508" table:style-name="ce11">
            <text:p>655,508</text:p>
          </table:table-cell>
          <table:table-cell office:value-type="float" office:value="170" table:style-name="ce10">
            <text:p>170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1166.51" table:style-name="ce12">
            <text:p>1,166.51</text:p>
          </table:table-cell>
          <table:table-cell office:value-type="float" office:value="2040" table:style-name="ce10">
            <text:p>2,040</text:p>
          </table:table-cell>
          <table:table-cell office:value-type="float" office:value="9725" table:style-name="ce10">
            <text:p>9,725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滙豐(台灣)商業銀行</text:p>
          </table:table-cell>
          <table:table-cell office:value-type="float" office:value="734963" table:style-name="ce10">
            <text:p>734,963</text:p>
          </table:table-cell>
          <table:table-cell office:value-type="float" office:value="490070" table:style-name="ce10">
            <text:p>490,070</text:p>
          </table:table-cell>
          <table:table-cell office:value-type="float" office:value="6872" table:style-name="ce10">
            <text:p>6,872</text:p>
          </table:table-cell>
          <table:table-cell office:value-type="float" office:value="4110" table:style-name="ce10">
            <text:p>4,110</text:p>
          </table:table-cell>
          <table:table-cell office:value-type="float" office:value="2005095" table:style-name="ce10">
            <text:p>2,005,095</text:p>
          </table:table-cell>
          <table:table-cell office:value-type="float" office:value="1568235" table:style-name="ce10">
            <text:p>1,568,235</text:p>
          </table:table-cell>
          <table:table-cell office:value-type="string" table:style-name="ce13">
            <text:p>r 9,001,262</text:p>
          </table:table-cell>
          <table:table-cell office:value-type="float" office:value="5164" table:style-name="ce10">
            <text:p>5,164</text:p>
          </table:table-cell>
          <table:table-cell office:value-type="float" office:value="0.25" table:style-name="ce12">
            <text:p>0.25</text:p>
          </table:table-cell>
          <table:table-cell office:value-type="float" office:value="0" table:style-name="ce12">
            <text:p>0.00</text:p>
          </table:table-cell>
          <table:table-cell office:value-type="float" office:value="1195.08" table:style-name="ce12">
            <text:p>1,195.08</text:p>
          </table:table-cell>
          <table:table-cell office:value-type="float" office:value="8620" table:style-name="ce10">
            <text:p>8,620</text:p>
          </table:table-cell>
          <table:table-cell office:value-type="float" office:value="54684" table:style-name="ce10">
            <text:p>54,684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華泰商業銀行</text:p>
          </table:table-cell>
          <table:table-cell office:value-type="float" office:value="9060" table:style-name="ce10">
            <text:p>9,060</text:p>
          </table:table-cell>
          <table:table-cell office:value-type="float" office:value="4808" table:style-name="ce10">
            <text:p>4,808</text:p>
          </table:table-cell>
          <table:table-cell office:value-type="float" office:value="39" table:style-name="ce10">
            <text:p>39</text:p>
          </table:table-cell>
          <table:table-cell office:value-type="float" office:value="14" table:style-name="ce10">
            <text:p>14</text:p>
          </table:table-cell>
          <table:table-cell office:value-type="float" office:value="8027" table:style-name="ce10">
            <text:p>8,027</text:p>
          </table:table-cell>
          <table:table-cell office:value-type="float" office:value="2381" table:style-name="ce10">
            <text:p>2,381</text:p>
          </table:table-cell>
          <table:table-cell office:value-type="float" office:value="57479" table:style-name="ce11">
            <text:p>57,479</text:p>
          </table:table-cell>
          <table:table-cell office:value-type="float" office:value="0" table:style-name="ce10">
            <text:p>0</text:p>
          </table:table-cell>
          <table:table-cell office:value-type="float" office:value="0.4" table:style-name="ce12">
            <text:p>0.40</text:p>
          </table:table-cell>
          <table:table-cell office:value-type="float" office:value="0" table:style-name="ce12">
            <text:p>0.00</text:p>
          </table:table-cell>
          <table:table-cell office:value-type="float" office:value="464.76" table:style-name="ce12">
            <text:p>464.76</text:p>
          </table:table-cell>
          <table:table-cell office:value-type="float" office:value="93" table:style-name="ce10">
            <text:p>93</text:p>
          </table:table-cell>
          <table:table-cell office:value-type="float" office:value="93" table:style-name="ce10">
            <text:p>93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臺灣新光商業銀行</text:p>
          </table:table-cell>
          <table:table-cell office:value-type="float" office:value="1076470" table:style-name="ce10">
            <text:p>1,076,470</text:p>
          </table:table-cell>
          <table:table-cell office:value-type="float" office:value="597938" table:style-name="ce10">
            <text:p>597,938</text:p>
          </table:table-cell>
          <table:table-cell office:value-type="float" office:value="3125" table:style-name="ce10">
            <text:p>3,125</text:p>
          </table:table-cell>
          <table:table-cell office:value-type="float" office:value="4887" table:style-name="ce10">
            <text:p>4,887</text:p>
          </table:table-cell>
          <table:table-cell office:value-type="float" office:value="1634377" table:style-name="ce10">
            <text:p>1,634,377</text:p>
          </table:table-cell>
          <table:table-cell office:value-type="float" office:value="2300407" table:style-name="ce10">
            <text:p>2,300,407</text:p>
          </table:table-cell>
          <table:table-cell office:value-type="float" office:value="5859401" table:style-name="ce11">
            <text:p>5,859,401</text:p>
          </table:table-cell>
          <table:table-cell office:value-type="float" office:value="6003" table:style-name="ce10">
            <text:p>6,003</text:p>
          </table:table-cell>
          <table:table-cell office:value-type="float" office:value="0.26" table:style-name="ce12">
            <text:p>0.26</text:p>
          </table:table-cell>
          <table:table-cell office:value-type="float" office:value="0.02" table:style-name="ce12">
            <text:p>0.02</text:p>
          </table:table-cell>
          <table:table-cell office:value-type="float" office:value="390.72" table:style-name="ce12">
            <text:p>390.72</text:p>
          </table:table-cell>
          <table:table-cell office:value-type="float" office:value="7786" table:style-name="ce10">
            <text:p>7,786</text:p>
          </table:table-cell>
          <table:table-cell office:value-type="float" office:value="46317" table:style-name="ce10">
            <text:p>46,317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陽信商業銀行</text:p>
          </table:table-cell>
          <table:table-cell office:value-type="float" office:value="119380" table:style-name="ce10">
            <text:p>119,380</text:p>
          </table:table-cell>
          <table:table-cell office:value-type="float" office:value="59096" table:style-name="ce10">
            <text:p>59,096</text:p>
          </table:table-cell>
          <table:table-cell office:value-type="float" office:value="961" table:style-name="ce10">
            <text:p>961</text:p>
          </table:table-cell>
          <table:table-cell office:value-type="float" office:value="1627" table:style-name="ce10">
            <text:p>1,627</text:p>
          </table:table-cell>
          <table:table-cell office:value-type="float" office:value="167817" table:style-name="ce10">
            <text:p>167,817</text:p>
          </table:table-cell>
          <table:table-cell office:value-type="float" office:value="170840" table:style-name="ce10">
            <text:p>170,840</text:p>
          </table:table-cell>
          <table:table-cell office:value-type="float" office:value="525870" table:style-name="ce11">
            <text:p>525,870</text:p>
          </table:table-cell>
          <table:table-cell office:value-type="float" office:value="62" table:style-name="ce10">
            <text:p>62</text:p>
          </table:table-cell>
          <table:table-cell office:value-type="float" office:value="0.4" table:style-name="ce12">
            <text:p>0.40</text:p>
          </table:table-cell>
          <table:table-cell office:value-type="float" office:value="0.01" table:style-name="ce12">
            <text:p>0.01</text:p>
          </table:table-cell>
          <table:table-cell office:value-type="float" office:value="472.62" table:style-name="ce12">
            <text:p>472.62</text:p>
          </table:table-cell>
          <table:table-cell office:value-type="float" office:value="3055" table:style-name="ce10">
            <text:p>3,055</text:p>
          </table:table-cell>
          <table:table-cell office:value-type="float" office:value="6009" table:style-name="ce10">
            <text:p>6,009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三信商業銀行</text:p>
          </table:table-cell>
          <table:table-cell office:value-type="float" office:value="20835" table:style-name="ce10">
            <text:p>20,835</text:p>
          </table:table-cell>
          <table:table-cell office:value-type="float" office:value="13620" table:style-name="ce10">
            <text:p>13,620</text:p>
          </table:table-cell>
          <table:table-cell office:value-type="float" office:value="272" table:style-name="ce10">
            <text:p>272</text:p>
          </table:table-cell>
          <table:table-cell office:value-type="float" office:value="103" table:style-name="ce10">
            <text:p>103</text:p>
          </table:table-cell>
          <table:table-cell office:value-type="float" office:value="31128" table:style-name="ce10">
            <text:p>31,128</text:p>
          </table:table-cell>
          <table:table-cell office:value-type="float" office:value="16809" table:style-name="ce10">
            <text:p>16,809</text:p>
          </table:table-cell>
          <table:table-cell office:value-type="float" office:value="156394" table:style-name="ce11">
            <text:p>156,394</text:p>
          </table:table-cell>
          <table:table-cell office:value-type="float" office:value="82" table:style-name="ce10">
            <text:p>82</text:p>
          </table:table-cell>
          <table:table-cell office:value-type="float" office:value="0.3" table:style-name="ce12">
            <text:p>0.30</text:p>
          </table:table-cell>
          <table:table-cell office:value-type="float" office:value="0" table:style-name="ce12">
            <text:p>0.00</text:p>
          </table:table-cell>
          <table:table-cell office:value-type="float" office:value="3543.43" table:style-name="ce12">
            <text:p>3,543.43</text:p>
          </table:table-cell>
          <table:table-cell office:value-type="float" office:value="565" table:style-name="ce10">
            <text:p>565</text:p>
          </table:table-cell>
          <table:table-cell office:value-type="float" office:value="1584" table:style-name="ce10">
            <text:p>1,584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聯邦商業銀行</text:p>
          </table:table-cell>
          <table:table-cell office:value-type="float" office:value="2876100" table:style-name="ce10">
            <text:p>2,876,100</text:p>
          </table:table-cell>
          <table:table-cell office:value-type="float" office:value="1891236" table:style-name="ce10">
            <text:p>1,891,236</text:p>
          </table:table-cell>
          <table:table-cell office:value-type="float" office:value="27562" table:style-name="ce10">
            <text:p>27,562</text:p>
          </table:table-cell>
          <table:table-cell office:value-type="float" office:value="63851" table:style-name="ce10">
            <text:p>63,851</text:p>
          </table:table-cell>
          <table:table-cell office:value-type="float" office:value="6437534" table:style-name="ce10">
            <text:p>6,437,534</text:p>
          </table:table-cell>
          <table:table-cell office:value-type="float" office:value="6617771" table:style-name="ce10">
            <text:p>6,617,771</text:p>
          </table:table-cell>
          <table:table-cell office:value-type="float" office:value="19046628" table:style-name="ce11">
            <text:p>19,046,628</text:p>
          </table:table-cell>
          <table:table-cell office:value-type="float" office:value="36669" table:style-name="ce10">
            <text:p>36,669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271.67" table:style-name="ce12">
            <text:p>271.67</text:p>
          </table:table-cell>
          <table:table-cell office:value-type="float" office:value="25813" table:style-name="ce10">
            <text:p>25,813</text:p>
          </table:table-cell>
          <table:table-cell office:value-type="float" office:value="121041" table:style-name="ce10">
            <text:p>121,041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遠東國際商業銀行</text:p>
          </table:table-cell>
          <table:table-cell office:value-type="float" office:value="1351008" table:style-name="ce10">
            <text:p>1,351,008</text:p>
          </table:table-cell>
          <table:table-cell office:value-type="float" office:value="949495" table:style-name="ce10">
            <text:p>949,495</text:p>
          </table:table-cell>
          <table:table-cell office:value-type="float" office:value="5505" table:style-name="ce10">
            <text:p>5,505</text:p>
          </table:table-cell>
          <table:table-cell office:value-type="float" office:value="6218" table:style-name="ce10">
            <text:p>6,218</text:p>
          </table:table-cell>
          <table:table-cell office:value-type="float" office:value="3712048" table:style-name="ce10">
            <text:p>3,712,048</text:p>
          </table:table-cell>
          <table:table-cell office:value-type="float" office:value="4630267" table:style-name="ce10">
            <text:p>4,630,267</text:p>
          </table:table-cell>
          <table:table-cell office:value-type="float" office:value="4984267" table:style-name="ce11">
            <text:p>4,984,267</text:p>
          </table:table-cell>
          <table:table-cell office:value-type="float" office:value="79059" table:style-name="ce10">
            <text:p>79,059</text:p>
          </table:table-cell>
          <table:table-cell office:value-type="float" office:value="0.26" table:style-name="ce12">
            <text:p>0.26</text:p>
          </table:table-cell>
          <table:table-cell office:value-type="float" office:value="0.02" table:style-name="ce12">
            <text:p>0.02</text:p>
          </table:table-cell>
          <table:table-cell office:value-type="float" office:value="102.78" table:style-name="ce12">
            <text:p>102.78</text:p>
          </table:table-cell>
          <table:table-cell office:value-type="float" office:value="12999" table:style-name="ce10">
            <text:p>12,999</text:p>
          </table:table-cell>
          <table:table-cell office:value-type="float" office:value="77168" table:style-name="ce10">
            <text:p>77,168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元大商業銀行</text:p>
          </table:table-cell>
          <table:table-cell office:value-type="float" office:value="1203594" table:style-name="ce10">
            <text:p>1,203,594</text:p>
          </table:table-cell>
          <table:table-cell office:value-type="float" office:value="552598" table:style-name="ce10">
            <text:p>552,598</text:p>
          </table:table-cell>
          <table:table-cell office:value-type="float" office:value="5340" table:style-name="ce10">
            <text:p>5,340</text:p>
          </table:table-cell>
          <table:table-cell office:value-type="float" office:value="6875" table:style-name="ce10">
            <text:p>6,875</text:p>
          </table:table-cell>
          <table:table-cell office:value-type="float" office:value="1147183" table:style-name="ce10">
            <text:p>1,147,183</text:p>
          </table:table-cell>
          <table:table-cell office:value-type="float" office:value="4179921" table:style-name="ce10">
            <text:p>4,179,921</text:p>
          </table:table-cell>
          <table:table-cell office:value-type="float" office:value="5782078" table:style-name="ce11">
            <text:p>5,782,078</text:p>
          </table:table-cell>
          <table:table-cell office:value-type="float" office:value="17354" table:style-name="ce10">
            <text:p>17,354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990.19" table:style-name="ce12">
            <text:p>990.19</text:p>
          </table:table-cell>
          <table:table-cell office:value-type="float" office:value="9058" table:style-name="ce10">
            <text:p>9,058</text:p>
          </table:table-cell>
          <table:table-cell office:value-type="float" office:value="42575" table:style-name="ce10">
            <text:p>42,575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永豐商業銀行</text:p>
          </table:table-cell>
          <table:table-cell office:value-type="float" office:value="2258591" table:style-name="ce10">
            <text:p>2,258,591</text:p>
          </table:table-cell>
          <table:table-cell office:value-type="float" office:value="1254241" table:style-name="ce10">
            <text:p>1,254,241</text:p>
          </table:table-cell>
          <table:table-cell office:value-type="float" office:value="14630" table:style-name="ce10">
            <text:p>14,630</text:p>
          </table:table-cell>
          <table:table-cell office:value-type="float" office:value="6598" table:style-name="ce10">
            <text:p>6,598</text:p>
          </table:table-cell>
          <table:table-cell office:value-type="float" office:value="3717589" table:style-name="ce10">
            <text:p>3,717,589</text:p>
          </table:table-cell>
          <table:table-cell office:value-type="float" office:value="5410643" table:style-name="ce10">
            <text:p>5,410,643</text:p>
          </table:table-cell>
          <table:table-cell office:value-type="float" office:value="15608124" table:style-name="ce11">
            <text:p>15,608,124</text:p>
          </table:table-cell>
          <table:table-cell office:value-type="float" office:value="64250" table:style-name="ce10">
            <text:p>64,250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600.91" table:style-name="ce12">
            <text:p>600.91</text:p>
          </table:table-cell>
          <table:table-cell office:value-type="float" office:value="22195" table:style-name="ce10">
            <text:p>22,195</text:p>
          </table:table-cell>
          <table:table-cell office:value-type="float" office:value="108833" table:style-name="ce10">
            <text:p>108,833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玉山商業銀行</text:p>
          </table:table-cell>
          <table:table-cell office:value-type="float" office:value="7263022" table:style-name="ce10">
            <text:p>7,263,022</text:p>
          </table:table-cell>
          <table:table-cell office:value-type="float" office:value="4817103" table:style-name="ce10">
            <text:p>4,817,103</text:p>
          </table:table-cell>
          <table:table-cell office:value-type="float" office:value="59641" table:style-name="ce10">
            <text:p>59,641</text:p>
          </table:table-cell>
          <table:table-cell office:value-type="float" office:value="56336" table:style-name="ce10">
            <text:p>56,336</text:p>
          </table:table-cell>
          <table:table-cell office:value-type="float" office:value="17019721" table:style-name="ce10">
            <text:p>17,019,721</text:p>
          </table:table-cell>
          <table:table-cell office:value-type="float" office:value="29108344" table:style-name="ce10">
            <text:p>29,108,344</text:p>
          </table:table-cell>
          <table:table-cell office:value-type="float" office:value="102532163" table:style-name="ce11">
            <text:p>102,532,163</text:p>
          </table:table-cell>
          <table:table-cell office:value-type="float" office:value="234470" table:style-name="ce10">
            <text:p>234,470</text:p>
          </table:table-cell>
          <table:table-cell office:value-type="float" office:value="0.2" table:style-name="ce12">
            <text:p>0.20</text:p>
          </table:table-cell>
          <table:table-cell office:value-type="float" office:value="0.05" table:style-name="ce12">
            <text:p>0.05</text:p>
          </table:table-cell>
          <table:table-cell office:value-type="float" office:value="254.38" table:style-name="ce12">
            <text:p>254.38</text:p>
          </table:table-cell>
          <table:table-cell office:value-type="float" office:value="49278" table:style-name="ce10">
            <text:p>49,278</text:p>
          </table:table-cell>
          <table:table-cell office:value-type="float" office:value="281014" table:style-name="ce10">
            <text:p>281,014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凱基商業銀行</text:p>
          </table:table-cell>
          <table:table-cell office:value-type="float" office:value="372716" table:style-name="ce10">
            <text:p>372,716</text:p>
          </table:table-cell>
          <table:table-cell office:value-type="float" office:value="175765" table:style-name="ce10">
            <text:p>175,765</text:p>
          </table:table-cell>
          <table:table-cell office:value-type="float" office:value="1625" table:style-name="ce10">
            <text:p>1,625</text:p>
          </table:table-cell>
          <table:table-cell office:value-type="float" office:value="1491" table:style-name="ce10">
            <text:p>1,491</text:p>
          </table:table-cell>
          <table:table-cell office:value-type="float" office:value="1192666" table:style-name="ce10">
            <text:p>1,192,666</text:p>
          </table:table-cell>
          <table:table-cell office:value-type="float" office:value="1278291" table:style-name="ce10">
            <text:p>1,278,291</text:p>
          </table:table-cell>
          <table:table-cell office:value-type="float" office:value="1587106" table:style-name="ce11">
            <text:p>1,587,106</text:p>
          </table:table-cell>
          <table:table-cell office:value-type="float" office:value="6571" table:style-name="ce10">
            <text:p>6,571</text:p>
          </table:table-cell>
          <table:table-cell office:value-type="float" office:value="1.29" table:style-name="ce12">
            <text:p>1.29</text:p>
          </table:table-cell>
          <table:table-cell office:value-type="float" office:value="0.9" table:style-name="ce12">
            <text:p>0.90</text:p>
          </table:table-cell>
          <table:table-cell office:value-type="float" office:value="159.72" table:style-name="ce12">
            <text:p>159.72</text:p>
          </table:table-cell>
          <table:table-cell office:value-type="float" office:value="11188" table:style-name="ce10">
            <text:p>11,188</text:p>
          </table:table-cell>
          <table:table-cell office:value-type="float" office:value="56150" table:style-name="ce10">
            <text:p>56,150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星展(台灣)商業銀行</text:p>
          </table:table-cell>
          <table:table-cell office:value-type="float" office:value="3516949" table:style-name="ce10">
            <text:p>3,516,949</text:p>
          </table:table-cell>
          <table:table-cell office:value-type="float" office:value="2042306" table:style-name="ce10">
            <text:p>2,042,306</text:p>
          </table:table-cell>
          <table:table-cell office:value-type="float" office:value="42121" table:style-name="ce10">
            <text:p>42,121</text:p>
          </table:table-cell>
          <table:table-cell office:value-type="float" office:value="158038" table:style-name="ce10">
            <text:p>158,038</text:p>
          </table:table-cell>
          <table:table-cell office:value-type="float" office:value="8423020" table:style-name="ce10">
            <text:p>8,423,020</text:p>
          </table:table-cell>
          <table:table-cell office:value-type="float" office:value="14799558" table:style-name="ce10">
            <text:p>14,799,558</text:p>
          </table:table-cell>
          <table:table-cell office:value-type="float" office:value="25884542" table:style-name="ce11">
            <text:p>25,884,542</text:p>
          </table:table-cell>
          <table:table-cell office:value-type="float" office:value="115566" table:style-name="ce10">
            <text:p>115,566</text:p>
          </table:table-cell>
          <table:table-cell office:value-type="float" office:value="0.61" table:style-name="ce12">
            <text:p>0.61</text:p>
          </table:table-cell>
          <table:table-cell office:value-type="float" office:value="0.02" table:style-name="ce12">
            <text:p>0.02</text:p>
          </table:table-cell>
          <table:table-cell office:value-type="float" office:value="364.46" table:style-name="ce12">
            <text:p>364.46</text:p>
          </table:table-cell>
          <table:table-cell office:value-type="float" office:value="60620" table:style-name="ce10">
            <text:p>60,620</text:p>
          </table:table-cell>
          <table:table-cell office:value-type="float" office:value="493611" table:style-name="ce10">
            <text:p>493,611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台新國際商業銀行</text:p>
          </table:table-cell>
          <table:table-cell office:value-type="float" office:value="6512921" table:style-name="ce10">
            <text:p>6,512,921</text:p>
          </table:table-cell>
          <table:table-cell office:value-type="float" office:value="4653317" table:style-name="ce10">
            <text:p>4,653,317</text:p>
          </table:table-cell>
          <table:table-cell office:value-type="float" office:value="48163" table:style-name="ce10">
            <text:p>48,163</text:p>
          </table:table-cell>
          <table:table-cell office:value-type="float" office:value="45901" table:style-name="ce10">
            <text:p>45,901</text:p>
          </table:table-cell>
          <table:table-cell office:value-type="float" office:value="10315558" table:style-name="ce10">
            <text:p>10,315,558</text:p>
          </table:table-cell>
          <table:table-cell office:value-type="float" office:value="30413822" table:style-name="ce10">
            <text:p>30,413,822</text:p>
          </table:table-cell>
          <table:table-cell office:value-type="float" office:value="56709965" table:style-name="ce11">
            <text:p>56,709,965</text:p>
          </table:table-cell>
          <table:table-cell office:value-type="float" office:value="111859" table:style-name="ce10">
            <text:p>111,859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0.01" table:style-name="ce12">
            <text:p>0.01</text:p>
          </table:table-cell>
          <table:table-cell office:value-type="float" office:value="565.89" table:style-name="ce12">
            <text:p>565.89</text:p>
          </table:table-cell>
          <table:table-cell office:value-type="float" office:value="48596" table:style-name="ce10">
            <text:p>48,596</text:p>
          </table:table-cell>
          <table:table-cell office:value-type="float" office:value="226462" table:style-name="ce10">
            <text:p>226,462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安泰商業銀行</text:p>
          </table:table-cell>
          <table:table-cell office:value-type="float" office:value="128850" table:style-name="ce10">
            <text:p>128,850</text:p>
          </table:table-cell>
          <table:table-cell office:value-type="float" office:value="57125" table:style-name="ce10">
            <text:p>57,125</text:p>
          </table:table-cell>
          <table:table-cell office:value-type="float" office:value="711" table:style-name="ce10">
            <text:p>711</text:p>
          </table:table-cell>
          <table:table-cell office:value-type="float" office:value="291" table:style-name="ce10">
            <text:p>291</text:p>
          </table:table-cell>
          <table:table-cell office:value-type="float" office:value="150553" table:style-name="ce10">
            <text:p>150,553</text:p>
          </table:table-cell>
          <table:table-cell office:value-type="float" office:value="1320366" table:style-name="ce10">
            <text:p>1,320,366</text:p>
          </table:table-cell>
          <table:table-cell office:value-type="float" office:value="429502" table:style-name="ce11">
            <text:p>429,502</text:p>
          </table:table-cell>
          <table:table-cell office:value-type="float" office:value="245" table:style-name="ce10">
            <text:p>245</text:p>
          </table:table-cell>
          <table:table-cell office:value-type="float" office:value="0.24" table:style-name="ce12">
            <text:p>0.24</text:p>
          </table:table-cell>
          <table:table-cell office:value-type="float" office:value="0.02" table:style-name="ce12">
            <text:p>0.02</text:p>
          </table:table-cell>
          <table:table-cell office:value-type="float" office:value="161.94" table:style-name="ce12">
            <text:p>161.94</text:p>
          </table:table-cell>
          <table:table-cell office:value-type="float" office:value="6300" table:style-name="ce10">
            <text:p>6,300</text:p>
          </table:table-cell>
          <table:table-cell office:value-type="float" office:value="6300" table:style-name="ce10">
            <text:p>6,300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中國信託商業銀行</text:p>
          </table:table-cell>
          <table:table-cell office:value-type="float" office:value="9312533" table:style-name="ce10">
            <text:p>9,312,533</text:p>
          </table:table-cell>
          <table:table-cell office:value-type="float" office:value="5882600" table:style-name="ce10">
            <text:p>5,882,600</text:p>
          </table:table-cell>
          <table:table-cell office:value-type="float" office:value="68717" table:style-name="ce10">
            <text:p>68,717</text:p>
          </table:table-cell>
          <table:table-cell office:value-type="float" office:value="32525" table:style-name="ce10">
            <text:p>32,525</text:p>
          </table:table-cell>
          <table:table-cell office:value-type="float" office:value="16210780" table:style-name="ce10">
            <text:p>16,210,780</text:p>
          </table:table-cell>
          <table:table-cell office:value-type="float" office:value="33195775" table:style-name="ce10">
            <text:p>33,195,775</text:p>
          </table:table-cell>
          <table:table-cell office:value-type="float" office:value="111234326" table:style-name="ce11">
            <text:p>111,234,326</text:p>
          </table:table-cell>
          <table:table-cell office:value-type="float" office:value="508668" table:style-name="ce10">
            <text:p>508,668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336.51" table:style-name="ce12">
            <text:p>336.51</text:p>
          </table:table-cell>
          <table:table-cell office:value-type="float" office:value="102480" table:style-name="ce10">
            <text:p>102,480</text:p>
          </table:table-cell>
          <table:table-cell office:value-type="float" office:value="734907" table:style-name="ce10">
            <text:p>734,907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台灣樂天信用卡股份有限公司</text:p>
          </table:table-cell>
          <table:table-cell office:value-type="float" office:value="502411" table:style-name="ce10">
            <text:p>502,411</text:p>
          </table:table-cell>
          <table:table-cell office:value-type="float" office:value="191267" table:style-name="ce10">
            <text:p>191,267</text:p>
          </table:table-cell>
          <table:table-cell office:value-type="float" office:value="1731" table:style-name="ce10">
            <text:p>1,731</text:p>
          </table:table-cell>
          <table:table-cell office:value-type="float" office:value="2715" table:style-name="ce10">
            <text:p>2,715</text:p>
          </table:table-cell>
          <table:table-cell office:value-type="float" office:value="640767" table:style-name="ce10">
            <text:p>640,767</text:p>
          </table:table-cell>
          <table:table-cell office:value-type="float" office:value="632769" table:style-name="ce10">
            <text:p>632,769</text:p>
          </table:table-cell>
          <table:table-cell office:value-type="float" office:value="724852" table:style-name="ce11">
            <text:p>724,852</text:p>
          </table:table-cell>
          <table:table-cell office:value-type="float" office:value="5428" table:style-name="ce10">
            <text:p>5,428</text:p>
          </table:table-cell>
          <table:table-cell office:value-type="float" office:value="1.95" table:style-name="ce12">
            <text:p>1.95</text:p>
          </table:table-cell>
          <table:table-cell office:value-type="float" office:value="0.86" table:style-name="ce12">
            <text:p>0.86</text:p>
          </table:table-cell>
          <table:table-cell office:value-type="float" office:value="200.92" table:style-name="ce12">
            <text:p>200.92</text:p>
          </table:table-cell>
          <table:table-cell office:value-type="float" office:value="831" table:style-name="ce10">
            <text:p>831</text:p>
          </table:table-cell>
          <table:table-cell office:value-type="float" office:value="4751" table:style-name="ce10">
            <text:p>4,751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台灣美國運通國際(股)公司</text:p>
          </table:table-cell>
          <table:table-cell office:value-type="float" office:value="192674" table:style-name="ce10">
            <text:p>192,674</text:p>
          </table:table-cell>
          <table:table-cell office:value-type="float" office:value="127167" table:style-name="ce10">
            <text:p>127,167</text:p>
          </table:table-cell>
          <table:table-cell office:value-type="float" office:value="3441" table:style-name="ce10">
            <text:p>3,441</text:p>
          </table:table-cell>
          <table:table-cell office:value-type="float" office:value="2590" table:style-name="ce10">
            <text:p>2,590</text:p>
          </table:table-cell>
          <table:table-cell office:value-type="float" office:value="276031" table:style-name="ce10">
            <text:p>276,031</text:p>
          </table:table-cell>
          <table:table-cell office:value-type="float" office:value="0" table:style-name="ce10">
            <text:p>0</text:p>
          </table:table-cell>
          <table:table-cell office:value-type="float" office:value="6030738" table:style-name="ce11">
            <text:p>6,030,738</text:p>
          </table:table-cell>
          <table:table-cell office:value-type="float" office:value="849" table:style-name="ce10">
            <text:p>849</text:p>
          </table:table-cell>
          <table:table-cell office:value-type="float" office:value="0.15" table:style-name="ce12">
            <text:p>0.15</text:p>
          </table:table-cell>
          <table:table-cell office:value-type="float" office:value="0" table:style-name="ce12">
            <text:p>0.00</text:p>
          </table:table-cell>
          <table:table-cell office:value-type="float" office:value="564.16999999999996" table:style-name="ce12">
            <text:p>564.17</text:p>
          </table:table-cell>
          <table:table-cell office:value-type="float" office:value="3289" table:style-name="ce10">
            <text:p>3,289</text:p>
          </table:table-cell>
          <table:table-cell office:value-type="float" office:value="18255" table:style-name="ce10">
            <text:p>18,255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總計</text:p>
          </table:table-cell>
          <table:table-cell office:value-type="float" office:value="58874035" table:style-name="ce10">
            <text:p>58,874,035</text:p>
          </table:table-cell>
          <table:table-cell office:value-type="float" office:value="38239444" table:style-name="ce10">
            <text:p>38,239,444</text:p>
          </table:table-cell>
          <table:table-cell office:value-type="float" office:value="459808" table:style-name="ce10">
            <text:p>459,808</text:p>
          </table:table-cell>
          <table:table-cell office:value-type="float" office:value="625449" table:style-name="ce10">
            <text:p>625,449</text:p>
          </table:table-cell>
          <table:table-cell office:value-type="float" office:value="110781984" table:style-name="ce10">
            <text:p>110,781,984</text:p>
          </table:table-cell>
          <table:table-cell office:value-type="float" office:value="234680356" table:style-name="ce10">
            <text:p>234,680,356</text:p>
          </table:table-cell>
          <table:table-cell office:value-type="string" table:style-name="ce11">
            <text:p>r565,519,063</text:p>
          </table:table-cell>
          <table:table-cell office:value-type="float" office:value="1534218" table:style-name="ce10">
            <text:p>1,534,218</text:p>
          </table:table-cell>
          <table:table-cell office:value-type="float" office:value="0.22579515573720846" table:style-name="ce12">
            <text:p>0.23</text:p>
          </table:table-cell>
          <table:table-cell office:value-type="float" office:value="0.02" table:style-name="ce12">
            <text:p>0.02</text:p>
          </table:table-cell>
          <table:table-cell office:value-type="float" office:value="447.90962758983818" table:style-name="ce12">
            <text:p>447.91</text:p>
          </table:table-cell>
          <table:table-cell office:value-type="float" office:value="627070" table:style-name="ce10">
            <text:p>627,070</text:p>
          </table:table-cell>
          <table:table-cell office:value-type="float" office:value="3446606" table:style-name="ce10">
            <text:p>3,446,606</text:p>
          </table:table-cell>
          <table:table-cell table:number-columns-repeated="16370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14">
            <text:p>一、資料來源：各金融機構自行申報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二、揭露項目及認定標準：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3.當月發卡數：不含補發卡、續卡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4.當月停卡數：指新增停卡部分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5.循環信用餘額：係指持卡人使用循環信用之餘額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6383" table:style-name="ce15"/>
        </table:table-row>
        <table:table-row table:style-name="ro4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6383" table:style-name="ce15"/>
        </table:table-row>
        <table:table-row table:style-name="ro5">
          <table:table-cell office:value-type="string" table:style-name="ce14">
            <text:p>三、r表示於申報日後，曾異動該項資料。</text:p>
          </table:table-cell>
          <table:table-cell table:number-columns-repeated="16383"/>
        </table:table-row>
        <table:table-row table:number-rows-repeated="1048523" table:style-name="ro5">
          <table:table-cell table:number-columns-repeated="16384"/>
        </table:table-row>
        <table:named-expressions>
          <table:named-range table:name="外部資料_1" table:cell-range-address="揭露.$A$5:揭露.$N$22" table:base-cell-address="揭露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6299212598425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236220472440945in" fo:margin-left="0.62992125984252in" fo:margin-right="0.236220472440945in" fo:margin-bottom="0in"/>
      </style:header-style>
      <style:footer-style>
        <style:header-footer-properties fo:min-height="0.0393700787401575in" fo:margin-left="0.6299212598425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邱靖雯</meta:initial-creator>
    <dc:creator>邱靖雯</dc:creator>
    <meta:creation-date>2024-10-24T01:17:29Z</meta:creation-date>
    <dc:date>2024-11-04T03:21:12Z</dc:date>
    <meta:print-date>2024-10-25T03:33:01Z</meta:print-date>
  </office:meta>
</office:document-meta>
</file>